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6.55pt" svg:height="459.3pt" svg:x="370.71pt" svg:y="109.16pt">
            <loext:p draw:notify-on-update-of-ranges="Sheet1.C2:Sheet1.C33 Sheet1.B2:Sheet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06.23pt" svg:height="411.08pt" svg:x="387.13pt" svg:y="603.86pt">
            <loext:p draw:notify-on-update-of-ranges="Sheet1.D2:Sheet1.D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przy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32" office:value-type="float" office:value="32" calcext:value-type="float">
            <text:p>32</text:p>
          </table:table-cell>
          <table:table-cell office:value-type="float" office:value="468.791" calcext:value-type="float">
            <text:p>468.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32" office:value-type="float" office:value="64" calcext:value-type="float">
            <text:p>64</text:p>
          </table:table-cell>
          <table:table-cell office:value-type="float" office:value="132.722" calcext:value-type="float">
            <text:p>132.722</text:p>
          </table:table-cell>
          <table:table-cell table:formula="of:=[.C$2]/[.C3]" office:value-type="float" office:value="3.53212730368741" calcext:value-type="float">
            <text:p>3.5321273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32" office:value-type="float" office:value="96" calcext:value-type="float">
            <text:p>96</text:p>
          </table:table-cell>
          <table:table-cell office:value-type="float" office:value="68.8174" calcext:value-type="float">
            <text:p>68.8174</text:p>
          </table:table-cell>
          <table:table-cell table:formula="of:=[.C$2]/[.C4]" office:value-type="float" office:value="6.81209984684106" calcext:value-type="float">
            <text:p>6.8120998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32" office:value-type="float" office:value="128" calcext:value-type="float">
            <text:p>128</text:p>
          </table:table-cell>
          <table:table-cell office:value-type="float" office:value="46.1289" calcext:value-type="float">
            <text:p>46.1289</text:p>
          </table:table-cell>
          <table:table-cell table:formula="of:=[.C$2]/[.C5]" office:value-type="float" office:value="10.1626312355161" calcext:value-type="float">
            <text:p>10.1626312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32" office:value-type="float" office:value="160" calcext:value-type="float">
            <text:p>160</text:p>
          </table:table-cell>
          <table:table-cell office:value-type="float" office:value="34.9686" calcext:value-type="float">
            <text:p>34.9686</text:p>
          </table:table-cell>
          <table:table-cell table:formula="of:=[.C$2]/[.C6]" office:value-type="float" office:value="13.4060557185589" calcext:value-type="float">
            <text:p>13.4060557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32" office:value-type="float" office:value="192" calcext:value-type="float">
            <text:p>192</text:p>
          </table:table-cell>
          <table:table-cell office:value-type="float" office:value="33.6532" calcext:value-type="float">
            <text:p>33.6532</text:p>
          </table:table-cell>
          <table:table-cell table:formula="of:=[.C$2]/[.C7]" office:value-type="float" office:value="13.9300571713834" calcext:value-type="float">
            <text:p>13.9300571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32" office:value-type="float" office:value="224" calcext:value-type="float">
            <text:p>224</text:p>
          </table:table-cell>
          <table:table-cell office:value-type="float" office:value="25.2954" calcext:value-type="float">
            <text:p>25.2954</text:p>
          </table:table-cell>
          <table:table-cell table:formula="of:=[.C$2]/[.C8]" office:value-type="float" office:value="18.5326581117515" calcext:value-type="float">
            <text:p>18.5326581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32" office:value-type="float" office:value="256" calcext:value-type="float">
            <text:p>256</text:p>
          </table:table-cell>
          <table:table-cell office:value-type="float" office:value="19.0954" calcext:value-type="float">
            <text:p>19.0954</text:p>
          </table:table-cell>
          <table:table-cell table:formula="of:=[.C$2]/[.C9]" office:value-type="float" office:value="24.5499439655624" calcext:value-type="float">
            <text:p>24.5499439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32" office:value-type="float" office:value="288" calcext:value-type="float">
            <text:p>288</text:p>
          </table:table-cell>
          <table:table-cell office:value-type="float" office:value="20.2571" calcext:value-type="float">
            <text:p>20.2571</text:p>
          </table:table-cell>
          <table:table-cell table:formula="of:=[.C$2]/[.C10]" office:value-type="float" office:value="23.1420588336929" calcext:value-type="float">
            <text:p>23.14205883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32" office:value-type="float" office:value="320" calcext:value-type="float">
            <text:p>320</text:p>
          </table:table-cell>
          <table:table-cell office:value-type="float" office:value="21.0297" calcext:value-type="float">
            <text:p>21.0297</text:p>
          </table:table-cell>
          <table:table-cell table:formula="of:=[.C$2]/[.C11]" office:value-type="float" office:value="22.2918539018626" calcext:value-type="float">
            <text:p>22.29185390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32" office:value-type="float" office:value="352" calcext:value-type="float">
            <text:p>352</text:p>
          </table:table-cell>
          <table:table-cell office:value-type="float" office:value="17.9961" calcext:value-type="float">
            <text:p>17.9961</text:p>
          </table:table-cell>
          <table:table-cell table:formula="of:=[.C$2]/[.C12]" office:value-type="float" office:value="26.0495885219575" calcext:value-type="float">
            <text:p>26.049588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32" office:value-type="float" office:value="384" calcext:value-type="float">
            <text:p>384</text:p>
          </table:table-cell>
          <table:table-cell office:value-type="float" office:value="17.0301" calcext:value-type="float">
            <text:p>17.0301</text:p>
          </table:table-cell>
          <table:table-cell table:formula="of:=[.C$2]/[.C13]" office:value-type="float" office:value="27.5272018367479" calcext:value-type="float">
            <text:p>27.52720183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32" office:value-type="float" office:value="416" calcext:value-type="float">
            <text:p>416</text:p>
          </table:table-cell>
          <table:table-cell office:value-type="float" office:value="17.7737" calcext:value-type="float">
            <text:p>17.7737</text:p>
          </table:table-cell>
          <table:table-cell table:formula="of:=[.C$2]/[.C14]" office:value-type="float" office:value="26.3755436403225" calcext:value-type="float">
            <text:p>26.3755436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32" office:value-type="float" office:value="448" calcext:value-type="float">
            <text:p>448</text:p>
          </table:table-cell>
          <table:table-cell office:value-type="float" office:value="17.672" calcext:value-type="float">
            <text:p>17.672</text:p>
          </table:table-cell>
          <table:table-cell table:formula="of:=[.C$2]/[.C15]" office:value-type="float" office:value="26.5273313716614" calcext:value-type="float">
            <text:p>26.52733137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32" office:value-type="float" office:value="480" calcext:value-type="float">
            <text:p>480</text:p>
          </table:table-cell>
          <table:table-cell office:value-type="float" office:value="17.0348" calcext:value-type="float">
            <text:p>17.0348</text:p>
          </table:table-cell>
          <table:table-cell table:formula="of:=[.C$2]/[.C16]" office:value-type="float" office:value="27.5196069223002" calcext:value-type="float">
            <text:p>27.51960692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32" office:value-type="float" office:value="512" calcext:value-type="float">
            <text:p>512</text:p>
          </table:table-cell>
          <table:table-cell office:value-type="float" office:value="13.6855" calcext:value-type="float">
            <text:p>13.6855</text:p>
          </table:table-cell>
          <table:table-cell table:formula="of:=[.C$2]/[.C17]" office:value-type="float" office:value="34.2545760111066" calcext:value-type="float">
            <text:p>34.2545760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32" office:value-type="float" office:value="544" calcext:value-type="float">
            <text:p>544</text:p>
          </table:table-cell>
          <table:table-cell office:value-type="float" office:value="16.9707" calcext:value-type="float">
            <text:p>16.9707</text:p>
          </table:table-cell>
          <table:table-cell table:formula="of:=[.C$2]/[.C18]" office:value-type="float" office:value="27.6235511793856" calcext:value-type="float">
            <text:p>27.62355117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32" office:value-type="float" office:value="576" calcext:value-type="float">
            <text:p>576</text:p>
          </table:table-cell>
          <table:table-cell office:value-type="float" office:value="15.8308" calcext:value-type="float">
            <text:p>15.8308</text:p>
          </table:table-cell>
          <table:table-cell table:formula="of:=[.C$2]/[.C19]" office:value-type="float" office:value="29.6125906460823" calcext:value-type="float">
            <text:p>29.61259064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32" office:value-type="float" office:value="608" calcext:value-type="float">
            <text:p>608</text:p>
          </table:table-cell>
          <table:table-cell office:value-type="float" office:value="16.8647" calcext:value-type="float">
            <text:p>16.8647</text:p>
          </table:table-cell>
          <table:table-cell table:formula="of:=[.C$2]/[.C20]" office:value-type="float" office:value="27.7971739787841" calcext:value-type="float">
            <text:p>27.7971739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32" office:value-type="float" office:value="640" calcext:value-type="float">
            <text:p>640</text:p>
          </table:table-cell>
          <table:table-cell office:value-type="float" office:value="15.5601" calcext:value-type="float">
            <text:p>15.5601</text:p>
          </table:table-cell>
          <table:table-cell table:formula="of:=[.C$2]/[.C21]" office:value-type="float" office:value="30.1277626750471" calcext:value-type="float">
            <text:p>30.1277626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32" office:value-type="float" office:value="672" calcext:value-type="float">
            <text:p>672</text:p>
          </table:table-cell>
          <table:table-cell office:value-type="float" office:value="15.5259" calcext:value-type="float">
            <text:p>15.5259</text:p>
          </table:table-cell>
          <table:table-cell table:formula="of:=[.C$2]/[.C22]" office:value-type="float" office:value="30.1941272325598" calcext:value-type="float">
            <text:p>30.1941272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32" office:value-type="float" office:value="704" calcext:value-type="float">
            <text:p>704</text:p>
          </table:table-cell>
          <table:table-cell office:value-type="float" office:value="16.7995" calcext:value-type="float">
            <text:p>16.7995</text:p>
          </table:table-cell>
          <table:table-cell table:formula="of:=[.C$2]/[.C23]" office:value-type="float" office:value="27.905056698116" calcext:value-type="float">
            <text:p>27.90505669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32" office:value-type="float" office:value="736" calcext:value-type="float">
            <text:p>736</text:p>
          </table:table-cell>
          <table:table-cell office:value-type="float" office:value="16.3037" calcext:value-type="float">
            <text:p>16.3037</text:p>
          </table:table-cell>
          <table:table-cell table:formula="of:=[.C$2]/[.C24]" office:value-type="float" office:value="28.7536571453106" calcext:value-type="float">
            <text:p>28.75365714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32" office:value-type="float" office:value="768" calcext:value-type="float">
            <text:p>768</text:p>
          </table:table-cell>
          <table:table-cell office:value-type="float" office:value="14.8221" calcext:value-type="float">
            <text:p>14.8221</text:p>
          </table:table-cell>
          <table:table-cell table:formula="of:=[.C$2]/[.C25]" office:value-type="float" office:value="31.627839509921" calcext:value-type="float">
            <text:p>31.62783950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32" office:value-type="float" office:value="800" calcext:value-type="float">
            <text:p>800</text:p>
          </table:table-cell>
          <table:table-cell office:value-type="float" office:value="15.3979" calcext:value-type="float">
            <text:p>15.3979</text:p>
          </table:table-cell>
          <table:table-cell table:formula="of:=[.C$2]/[.C26]" office:value-type="float" office:value="30.445125634015" calcext:value-type="float">
            <text:p>30.4451256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32" office:value-type="float" office:value="832" calcext:value-type="float">
            <text:p>832</text:p>
          </table:table-cell>
          <table:table-cell office:value-type="float" office:value="14.8708" calcext:value-type="float">
            <text:p>14.8708</text:p>
          </table:table-cell>
          <table:table-cell table:formula="of:=[.C$2]/[.C27]" office:value-type="float" office:value="31.5242623127202" calcext:value-type="float">
            <text:p>31.52426231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32" office:value-type="float" office:value="864" calcext:value-type="float">
            <text:p>864</text:p>
          </table:table-cell>
          <table:table-cell office:value-type="float" office:value="14.5376" calcext:value-type="float">
            <text:p>14.5376</text:p>
          </table:table-cell>
          <table:table-cell table:formula="of:=[.C$2]/[.C28]" office:value-type="float" office:value="32.2467945190403" calcext:value-type="float">
            <text:p>32.2467945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32" office:value-type="float" office:value="896" calcext:value-type="float">
            <text:p>896</text:p>
          </table:table-cell>
          <table:table-cell office:value-type="float" office:value="16.7188" calcext:value-type="float">
            <text:p>16.7188</text:p>
          </table:table-cell>
          <table:table-cell table:formula="of:=[.C$2]/[.C29]" office:value-type="float" office:value="28.0397516568175" calcext:value-type="float">
            <text:p>28.0397516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32" office:value-type="float" office:value="928" calcext:value-type="float">
            <text:p>928</text:p>
          </table:table-cell>
          <table:table-cell office:value-type="float" office:value="16.8745" calcext:value-type="float">
            <text:p>16.8745</text:p>
          </table:table-cell>
          <table:table-cell table:formula="of:=[.C$2]/[.C30]" office:value-type="float" office:value="27.7810305490533" calcext:value-type="float">
            <text:p>27.78103054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32" office:value-type="float" office:value="960" calcext:value-type="float">
            <text:p>960</text:p>
          </table:table-cell>
          <table:table-cell office:value-type="float" office:value="16.339" calcext:value-type="float">
            <text:p>16.339</text:p>
          </table:table-cell>
          <table:table-cell table:formula="of:=[.C$2]/[.C31]" office:value-type="float" office:value="28.6915355896934" calcext:value-type="float">
            <text:p>28.69153558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32" office:value-type="float" office:value="992" calcext:value-type="float">
            <text:p>992</text:p>
          </table:table-cell>
          <table:table-cell office:value-type="float" office:value="16.2208" calcext:value-type="float">
            <text:p>16.2208</text:p>
          </table:table-cell>
          <table:table-cell table:formula="of:=[.C$2]/[.C32]" office:value-type="float" office:value="28.900609094496" calcext:value-type="float">
            <text:p>28.90060909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32" office:value-type="float" office:value="1024" calcext:value-type="float">
            <text:p>1024</text:p>
          </table:table-cell>
          <table:table-cell office:value-type="float" office:value="12.4248" calcext:value-type="float">
            <text:p>12.4248</text:p>
          </table:table-cell>
          <table:table-cell table:formula="of:=[.C$2]/[.C33]" office:value-type="float" office:value="37.7302652758998" calcext:value-type="float">
            <text:p>37.7302652759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468.791" calcext:value-type="float">
            <text:p>468.7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32.722" calcext:value-type="float">
            <text:p>132.7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68.8174" calcext:value-type="float">
            <text:p>68.81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46.1289" calcext:value-type="float">
            <text:p>46.12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34.9686" calcext:value-type="float">
            <text:p>34.96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33.6532" calcext:value-type="float">
            <text:p>33.65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25.2954" calcext:value-type="float">
            <text:p>25.29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9.0954" calcext:value-type="float">
            <text:p>19.09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20.2571" calcext:value-type="float">
            <text:p>20.25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21.0297" calcext:value-type="float">
            <text:p>21.02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7.9961" calcext:value-type="float">
            <text:p>17.99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7.0301" calcext:value-type="float">
            <text:p>17.03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7.7737" calcext:value-type="float">
            <text:p>17.7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7.672" calcext:value-type="float">
            <text:p>17.6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7.0348" calcext:value-type="float">
            <text:p>17.0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3.6855" calcext:value-type="float">
            <text:p>13.6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6.9707" calcext:value-type="float">
            <text:p>16.97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5.8308" calcext:value-type="float">
            <text:p>15.83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6.8647" calcext:value-type="float">
            <text:p>16.86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5.5601" calcext:value-type="float">
            <text:p>15.56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5.5259" calcext:value-type="float">
            <text:p>15.52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6.7995" calcext:value-type="float">
            <text:p>16.79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6.3037" calcext:value-type="float">
            <text:p>16.30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4.8221" calcext:value-type="float">
            <text:p>14.82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5.3979" calcext:value-type="float">
            <text:p>15.39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4.8708" calcext:value-type="float">
            <text:p>14.87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4.5376" calcext:value-type="float">
            <text:p>14.53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6.7188" calcext:value-type="float">
            <text:p>16.71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6.8745" calcext:value-type="float">
            <text:p>16.87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6.339" calcext:value-type="float">
            <text:p>16.3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6.2208" calcext:value-type="float">
            <text:p>16.2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2.4248" calcext:value-type="float">
            <text:p>12.42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7:19:49.092407332</meta:creation-date>
    <dc:date>2018-05-24T01:32:56.655545840</dc:date>
    <meta:editing-duration>PT1H42M25S</meta:editing-duration>
    <meta:editing-cycles>2</meta:editing-cycles>
    <meta:generator>LibreOffice/5.1.6.2$Linux_X86_64 LibreOffice_project/10m0$Build-2</meta:generator>
    <meta:document-statistic meta:table-count="1" meta:cell-count="1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24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16cm" svg:height="16.204cm" xlink:href=".." xlink:type="simple" chart:class="chart:scatter" chart:style-name="ch1">
        <chart:title svg:x="8.041cm" svg:y="0.46cm" chart:style-name="ch2">
          <text:p>Wykres czasu wykonania w zależności od liczby wątków w bloku</text:p>
        </chart:title>
        <chart:plot-area chart:style-name="ch3" table:cell-range-address="Sheet1.B2:Sheet1.C33" svg:x="1.594cm" svg:y="1.563cm" svg:width="26.983cm" svg:height="13.336cm">
          <chartooo:coordinate-region svg:x="2.401cm" svg:y="1.762cm" svg:width="25.804cm" svg:height="12.49cm"/>
          <chart:axis chart:dimension="x" chart:name="primary-x" chart:style-name="ch4">
            <chart:title svg:x="13.374cm" svg:y="15.223cm" chart:style-name="ch5">
              <text:p>Liczba wątków w bloku</text:p>
            </chart:title>
          </chart:axis>
          <chart:axis chart:dimension="y" chart:name="primary-y" chart:style-name="ch6">
            <chart:title svg:x="0.451cm" svg:y="8.989cm" chart:style-name="ch7">
              <text:p>Czas [ms]</text:p>
            </chart:title>
            <chart:grid chart:style-name="ch8" chart:class="major"/>
          </chart:axis>
          <chart:series chart:style-name="ch9" chart:values-cell-range-address="Sheet1.C2:Sheet1.C33" chart:class="chart:scatter">
            <chart:domain table:cell-range-address="Sheet1.B2:Sheet1.B33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B2:Sheet1.B33</svg:desc>
                </draw:g>
              </table:table-cell>
              <table:table-cell office:value-type="float" office:value="468.791">
                <text:p>468.791</text:p>
                <draw:g>
                  <svg:desc>Sheet1.C2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32.722">
                <text:p>132.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68.8174">
                <text:p>68.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6.1289">
                <text:p>46.1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34.9686">
                <text:p>34.9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  <table:table-cell office:value-type="float" office:value="33.6532">
                <text:p>33.6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">
                <text:p>224</text:p>
              </table:table-cell>
              <table:table-cell office:value-type="float" office:value="25.2954">
                <text:p>25.2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9.0954">
                <text:p>19.0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">
                <text:p>288</text:p>
              </table:table-cell>
              <table:table-cell office:value-type="float" office:value="20.2571">
                <text:p>20.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">
                <text:p>320</text:p>
              </table:table-cell>
              <table:table-cell office:value-type="float" office:value="21.0297">
                <text:p>21.0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2">
                <text:p>352</text:p>
              </table:table-cell>
              <table:table-cell office:value-type="float" office:value="17.9961">
                <text:p>17.9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4">
                <text:p>384</text:p>
              </table:table-cell>
              <table:table-cell office:value-type="float" office:value="17.0301">
                <text:p>17.0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6">
                <text:p>416</text:p>
              </table:table-cell>
              <table:table-cell office:value-type="float" office:value="17.7737">
                <text:p>17.7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">
                <text:p>448</text:p>
              </table:table-cell>
              <table:table-cell office:value-type="float" office:value="17.672">
                <text:p>17.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">
                <text:p>480</text:p>
              </table:table-cell>
              <table:table-cell office:value-type="float" office:value="17.0348">
                <text:p>17.0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">
                <text:p>512</text:p>
              </table:table-cell>
              <table:table-cell office:value-type="float" office:value="13.6855">
                <text:p>13.6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4">
                <text:p>544</text:p>
              </table:table-cell>
              <table:table-cell office:value-type="float" office:value="16.9707">
                <text:p>16.9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6">
                <text:p>576</text:p>
              </table:table-cell>
              <table:table-cell office:value-type="float" office:value="15.8308">
                <text:p>15.8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8">
                <text:p>608</text:p>
              </table:table-cell>
              <table:table-cell office:value-type="float" office:value="16.8647">
                <text:p>16.8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0">
                <text:p>640</text:p>
              </table:table-cell>
              <table:table-cell office:value-type="float" office:value="15.5601">
                <text:p>15.5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2">
                <text:p>672</text:p>
              </table:table-cell>
              <table:table-cell office:value-type="float" office:value="15.5259">
                <text:p>15.5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4">
                <text:p>704</text:p>
              </table:table-cell>
              <table:table-cell office:value-type="float" office:value="16.7995">
                <text:p>16.7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6">
                <text:p>736</text:p>
              </table:table-cell>
              <table:table-cell office:value-type="float" office:value="16.3037">
                <text:p>16.3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8">
                <text:p>768</text:p>
              </table:table-cell>
              <table:table-cell office:value-type="float" office:value="14.8221">
                <text:p>14.8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15.3979">
                <text:p>15.3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2">
                <text:p>832</text:p>
              </table:table-cell>
              <table:table-cell office:value-type="float" office:value="14.8708">
                <text:p>14.8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4">
                <text:p>864</text:p>
              </table:table-cell>
              <table:table-cell office:value-type="float" office:value="14.5376">
                <text:p>14.5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6">
                <text:p>896</text:p>
              </table:table-cell>
              <table:table-cell office:value-type="float" office:value="16.7188">
                <text:p>16.7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8">
                <text:p>928</text:p>
              </table:table-cell>
              <table:table-cell office:value-type="float" office:value="16.8745">
                <text:p>16.8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0">
                <text:p>960</text:p>
              </table:table-cell>
              <table:table-cell office:value-type="float" office:value="16.339">
                <text:p>16.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2">
                <text:p>992</text:p>
              </table:table-cell>
              <table:table-cell office:value-type="float" office:value="16.2208">
                <text:p>16.2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4">
                <text:p>1024</text:p>
              </table:table-cell>
              <table:table-cell office:value-type="float" office:value="12.4248">
                <text:p>12.4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43cm" svg:height="14.503cm" xlink:href=".." xlink:type="simple" chart:class="chart:line" chart:style-name="ch1">
        <chart:legend chart:legend-position="end" svg:x="25.591cm" svg:y="6.952cm" style:legend-expansion="high" chart:style-name="ch2"/>
        <chart:plot-area chart:style-name="ch3" table:cell-range-address="Sheet1.D2:Sheet1.D33" svg:x="0.568cm" svg:y="0.29cm" svg:width="24.455cm" svg:height="13.923cm">
          <chartooo:coordinate-region svg:x="1.189cm" svg:y="0.489cm" svg:width="23.648cm" svg:height="13.0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3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212730368741">
                <text:p>3.53212730368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1209984684106">
                <text:p>6.81209984684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626312355161">
                <text:p>10.1626312355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4060557185589">
                <text:p>13.4060557185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9300571713834">
                <text:p>13.9300571713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5326581117515">
                <text:p>18.5326581117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5499439655624">
                <text:p>24.5499439655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1420588336929">
                <text:p>23.1420588336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2918539018626">
                <text:p>22.2918539018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0495885219575">
                <text:p>26.0495885219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272018367479">
                <text:p>27.5272018367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3755436403225">
                <text:p>26.3755436403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5273313716614">
                <text:p>26.5273313716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5196069223002">
                <text:p>27.5196069223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2545760111066">
                <text:p>34.2545760111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6235511793856">
                <text:p>27.6235511793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6125906460823">
                <text:p>29.6125906460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7971739787841">
                <text:p>27.7971739787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1277626750471">
                <text:p>30.1277626750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1941272325598">
                <text:p>30.1941272325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905056698116">
                <text:p>27.905056698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7536571453106">
                <text:p>28.7536571453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627839509921">
                <text:p>31.627839509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445125634015">
                <text:p>30.445125634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5242623127202">
                <text:p>31.5242623127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2467945190403">
                <text:p>32.2467945190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.0397516568175">
                <text:p>28.0397516568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7810305490533">
                <text:p>27.78103054905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6915355896934">
                <text:p>28.6915355896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00609094496">
                <text:p>28.900609094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7302652758998">
                <text:p>37.7302652758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